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Helper.getProperty( String key , Properties properties , Settings setting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PropertyHelper.replace( String value , Settings 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Helper.replace( String value , Properties properties , Settings setting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9">
            <text:p text:style-name="Table_20_Contents">19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PropertyHelper.replaceAll( Properties props , Settings settin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